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4">
      <style:text-properties officeooo:paragraph-rsid="00169062"/>
    </style:style>
    <style:style style:name="P2" style:family="paragraph" style:parent-style-name="Text_20_body">
      <style:text-properties officeooo:rsid="00169062" officeooo:paragraph-rsid="00169062"/>
    </style:style>
    <style:style style:name="P3" style:family="paragraph" style:parent-style-name="Text_20_body" style:list-style-name="L14">
      <style:text-properties fo:color="#000000" officeooo:paragraph-rsid="00169062"/>
    </style:style>
    <style:style style:name="P4" style:family="paragraph" style:parent-style-name="Text_20_body" style:list-style-name="L7">
      <style:paragraph-properties fo:margin-top="0in" fo:margin-bottom="0in" loext:contextual-spacing="false"/>
    </style:style>
    <style:style style:name="P5" style:family="paragraph" style:parent-style-name="Text_20_body" style:list-style-name="L8">
      <style:paragraph-properties fo:margin-top="0in" fo:margin-bottom="0in" loext:contextual-spacing="false"/>
    </style:style>
    <style:style style:name="P6" style:family="paragraph" style:parent-style-name="Text_20_body" style:list-style-name="L9">
      <style:paragraph-properties fo:margin-top="0in" fo:margin-bottom="0in" loext:contextual-spacing="false"/>
    </style:style>
    <style:style style:name="P7" style:family="paragraph" style:parent-style-name="Text_20_body" style:list-style-name="L10">
      <style:paragraph-properties fo:margin-top="0in" fo:margin-bottom="0in" loext:contextual-spacing="false"/>
    </style:style>
    <style:style style:name="P8" style:family="paragraph" style:parent-style-name="Text_20_body" style:list-style-name="L11">
      <style:paragraph-properties fo:margin-top="0in" fo:margin-bottom="0in" loext:contextual-spacing="false"/>
    </style:style>
    <style:style style:name="P9" style:family="paragraph" style:parent-style-name="Text_20_body" style:list-style-name="L12">
      <style:paragraph-properties fo:margin-top="0in" fo:margin-bottom="0in" loext:contextual-spacing="false"/>
    </style:style>
    <style:style style:name="P10" style:family="paragraph" style:parent-style-name="Text_20_body" style:list-style-name="L13">
      <style:paragraph-properties fo:margin-top="0in" fo:margin-bottom="0in" loext:contextual-spacing="false"/>
    </style:style>
    <style:style style:name="P11" style:family="paragraph" style:parent-style-name="Standard">
      <style:text-properties officeooo:rsid="0013a33d" officeooo:paragraph-rsid="0013a33d"/>
    </style:style>
    <style:style style:name="P12" style:family="paragraph" style:parent-style-name="Standard" style:list-style-name="L2">
      <style:text-properties officeooo:rsid="0013a33d" officeooo:paragraph-rsid="0013a33d"/>
    </style:style>
    <style:style style:name="P13" style:family="paragraph" style:parent-style-name="Standard">
      <style:text-properties officeooo:rsid="0013a33d" officeooo:paragraph-rsid="00160cbe"/>
    </style:style>
    <style:style style:name="P14" style:family="paragraph" style:parent-style-name="Standard">
      <style:text-properties fo:font-size="18pt" fo:font-weight="bold" officeooo:rsid="0013a33d" officeooo:paragraph-rsid="0013a33d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8pt" fo:font-weight="bold" officeooo:rsid="0017bbd7" officeooo:paragraph-rsid="0017bbd7" style:font-size-asian="18pt" style:font-weight-asian="bold" style:font-size-complex="18pt" style:font-weight-complex="bold"/>
    </style:style>
    <style:style style:name="P16" style:family="paragraph" style:parent-style-name="Standard" style:list-style-name="L2">
      <style:text-properties officeooo:rsid="00154e7b" officeooo:paragraph-rsid="00154e7b"/>
    </style:style>
    <style:style style:name="P17" style:family="paragraph" style:parent-style-name="Standard">
      <style:text-properties officeooo:rsid="00154e7b" officeooo:paragraph-rsid="00154e7b"/>
    </style:style>
    <style:style style:name="P18" style:family="paragraph" style:parent-style-name="Standard" style:list-style-name="L3">
      <style:text-properties officeooo:rsid="00154e7b" officeooo:paragraph-rsid="00154e7b"/>
    </style:style>
    <style:style style:name="P19" style:family="paragraph" style:parent-style-name="Standard" style:list-style-name="L3">
      <style:text-properties officeooo:paragraph-rsid="00154e7b"/>
    </style:style>
    <style:style style:name="P20" style:family="paragraph" style:parent-style-name="Standard">
      <style:text-properties officeooo:rsid="00160cbe" officeooo:paragraph-rsid="00160cbe"/>
    </style:style>
    <style:style style:name="P21" style:family="paragraph" style:parent-style-name="Standard" style:list-style-name="L4">
      <style:text-properties officeooo:rsid="00160cbe" officeooo:paragraph-rsid="00160cbe"/>
    </style:style>
    <style:style style:name="P22" style:family="paragraph" style:parent-style-name="Standard" style:list-style-name="L5">
      <style:text-properties officeooo:rsid="00160cbe" officeooo:paragraph-rsid="00160cbe"/>
    </style:style>
    <style:style style:name="P23" style:family="paragraph" style:parent-style-name="Standard">
      <style:text-properties officeooo:rsid="00169062" officeooo:paragraph-rsid="00169062"/>
    </style:style>
    <style:style style:name="P24" style:family="paragraph" style:parent-style-name="Standard">
      <style:text-properties officeooo:rsid="0017bbd7" officeooo:paragraph-rsid="0017bbd7"/>
    </style:style>
    <style:style style:name="P25" style:family="paragraph" style:parent-style-name="Standard">
      <style:text-properties officeooo:rsid="001986eb" officeooo:paragraph-rsid="001986eb"/>
    </style:style>
    <style:style style:name="P26" style:family="paragraph" style:parent-style-name="Standard" style:list-style-name="L15">
      <style:text-properties officeooo:rsid="001986eb" officeooo:paragraph-rsid="001986eb"/>
    </style:style>
    <style:style style:name="P27" style:family="paragraph" style:parent-style-name="Standard" style:list-style-name="L15">
      <style:text-properties officeooo:rsid="001986eb" officeooo:paragraph-rsid="001a4c16"/>
    </style:style>
    <style:style style:name="P28" style:family="paragraph" style:parent-style-name="Standard">
      <style:text-properties officeooo:rsid="001986eb" officeooo:paragraph-rsid="001a4c16"/>
    </style:style>
    <style:style style:name="P29" style:family="paragraph" style:parent-style-name="Standard">
      <style:paragraph-properties fo:line-height="100%"/>
      <style:text-properties fo:font-size="12pt" officeooo:rsid="001986eb" officeooo:paragraph-rsid="001986eb" style:font-size-asian="12pt" style:font-size-complex="12pt"/>
    </style:style>
    <style:style style:name="P30" style:family="paragraph" style:parent-style-name="Standard">
      <style:text-properties fo:color="#000000" officeooo:rsid="00169062" officeooo:paragraph-rsid="00169062"/>
    </style:style>
    <style:style style:name="P31" style:family="paragraph" style:parent-style-name="Standard">
      <style:paragraph-properties fo:break-before="page"/>
      <style:text-properties fo:font-size="18pt" fo:font-weight="bold" officeooo:rsid="0017bbd7" officeooo:paragraph-rsid="0017bbd7" style:font-size-asian="18pt" style:font-weight-asian="bold" style:font-size-complex="18pt" style:font-weight-complex="bold"/>
    </style:style>
    <style:style style:name="P32" style:family="paragraph" style:parent-style-name="Standard">
      <style:paragraph-properties fo:break-before="page"/>
      <style:text-properties fo:font-size="18pt" fo:font-weight="bold" officeooo:rsid="0013a33d" officeooo:paragraph-rsid="0013a33d" style:font-size-asian="18pt" style:font-weight-asian="bold" style:font-size-complex="18pt" style:font-weight-complex="bold"/>
    </style:style>
    <style:style style:name="P33" style:family="paragraph" style:parent-style-name="Heading_20_3" style:list-style-name="L18">
      <style:paragraph-properties fo:margin-top="0in" fo:margin-bottom="0in" loext:contextual-spacing="false" fo:line-height="100%"/>
      <style:text-properties fo:font-size="12pt" fo:font-weight="normal" officeooo:rsid="00160cbe" officeooo:paragraph-rsid="00160cbe" style:font-size-asian="12pt" style:font-weight-asian="normal" style:font-size-complex="12pt" style:font-weight-complex="normal"/>
    </style:style>
    <style:style style:name="P34" style:family="paragraph" style:parent-style-name="Heading_20_3" style:list-style-name="L18">
      <style:paragraph-properties fo:margin-top="0in" fo:margin-bottom="0in" loext:contextual-spacing="false" fo:line-height="100%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>
      <style:paragraph-properties fo:margin-left="0in" fo:margin-right="0in" fo:margin-top="0in" fo:margin-bottom="0in" fo:line-height="100%" fo:text-align="center" fo:text-indent="0in"/>
    </style:style>
    <style:style style:name="P36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66ff66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ff66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950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in" fo:margin-right="0in" fo:margin-top="0in" fo:margin-bottom="0in" fo:line-height="100%" fo:text-align="center" fo:text-indent="0in"/>
      <style:text-properties fo:font-size="12pt" style:font-size-asian="12pt" style:font-size-complex="12pt"/>
    </style:style>
    <style:style style:name="P43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4e7b"/>
    </style:style>
    <style:style style:name="T2" style:family="text">
      <style:text-properties officeooo:rsid="00160cbe"/>
    </style:style>
    <style:style style:name="T3" style:family="text">
      <style:text-properties officeooo:rsid="00169062"/>
    </style:style>
    <style:style style:name="T4" style:family="text">
      <style:text-properties officeooo:rsid="001986eb"/>
    </style:style>
    <style:style style:name="T5" style:family="text">
      <style:text-properties officeooo:rsid="001a4c16"/>
    </style:style>
    <style:style style:name="T6" style:family="text">
      <style:text-properties fo:color="#000000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6874in" fo:min-width="2.681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6874in" fo:min-width="2.681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9689in" fo:min-width="1.142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22in" fo:min-width="1.03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835in" svg:stroke-color="#000000" draw:marker-start="" draw:marker-start-width="0.2035in" draw:marker-start-center="false" draw:marker-end="Arrow" draw:marker-end-width="0.2035in" draw:marker-end-center="false" draw:fill="solid" draw:fill-color="#729fcf" draw:textarea-horizontal-align="justify" draw:textarea-vertical-align="middle" fo:padding-top="0.0902in" fo:padding-bottom="0.0902in" fo:padding-left="0.1398in" fo:padding-right="0.1398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835in" svg:stroke-color="#000000" draw:marker-start="Arrow" draw:marker-start-width="0.2429in" draw:marker-start-center="false" draw:marker-end="Arrow" draw:marker-end-width="0.2429in" draw:marker-end-center="false" draw:fill="none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313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73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346in" fo:min-width="1.09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346in" fo:min-width="1.0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346in" fo:min-width="1.0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346in" fo:min-width="1.09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66ff66" draw:textarea-horizontal-align="justify" draw:textarea-vertical-align="middle" draw:auto-grow-height="false" fo:min-height="0.3201in" fo:min-width="4.86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6600" draw:textarea-horizontal-align="justify" draw:textarea-vertical-align="middle" draw:auto-grow-height="false" fo:min-height="0.472in" fo:min-width="2.0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Arrow" draw:marker-start-width="0.1181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="Arrow" draw:marker-start-width="0.1181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Arrow" draw:marker-start-width="0.1181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000000" draw:marker-start="Arrow" draw:marker-start-width="0.1181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000000" draw:marker-start="Arrow" draw:marker-start-width="0.1181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016in" fo:min-width="1.3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950e" draw:textarea-horizontal-align="justify" draw:textarea-vertical-align="middle" draw:auto-grow-height="false" fo:min-height="1.4126in" fo:min-width="4.11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516in" fo:min-width="0.89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398in" fo:min-width="1.0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516in" fo:min-width="0.89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516in" fo:min-width="0.8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his document will describe the architecture of project called DistributedRPC. The idea of the project is to create system, which will contain nex instances: RPC server, RPC client, WEB server.</text:p>
      <text:p text:style-name="P11"/>
      <text:p text:style-name="P11">RPC server – will provide function provide RPC procedures, which will be called by RPC client</text:p>
      <text:p text:style-name="P11">RPC client <text:s/>- process, which will run on remote machine and will send RPC requests for running procedures on server</text:p>
      <text:p text:style-name="P11">WEB server – will contain all information about RPC <text:span text:style-name="T3">servers</text:span> and give configurations of RPC servers to RPC clients according to requests from RPC clients.</text:p>
      <text:p text:style-name="P11"/>
      <text:p text:style-name="P11">Next diagram represents high level architecture of whole system</text:p>
      <text:p text:style-name="P11"><draw:g text:anchor-type="paragraph" draw:z-index="0" draw:name="Shape1" draw:style-name="gr1"><draw:custom-shape draw:style-name="gr2" draw:text-style-name="P36" xml:id="id1" draw:id="id1" svg:width="2.8787in" svg:height="1.7862in" svg:x="-0.3811in" svg:y="5.2516in"><text:p text:style-name="P35"><text:span text:style-name="T7">Serv</text:span><text:span text:style-name="T7">er</text:span></text:p><draw:enhanced-geometry svg:viewBox="0 0 21600 21600" draw:type="rectangle" draw:enhanced-path="M 0 0 L 21600 0 21600 21600 0 21600 0 0 Z N"/></draw:custom-shape><draw:custom-shape draw:style-name="gr3" draw:text-style-name="P36" xml:id="id3" draw:id="id3" svg:width="2.8787in" svg:height="1.7862in" svg:x="4.2843in" svg:y="5.2516in"><text:p text:style-name="P35"><text:span text:style-name="T7">Client</text:span></text:p><draw:enhanced-geometry svg:viewBox="0 0 21600 21600" draw:type="rectangle" draw:enhanced-path="M 0 0 L 21600 0 21600 21600 0 21600 0 0 Z N"/></draw:custom-shape><draw:custom-shape draw:style-name="gr4" draw:text-style-name="P36" xml:id="id2" draw:id="id2" svg:width="2.6795in" svg:height="2.1343in" svg:x="2.1496in" svg:y="0.2382in"><text:p text:style-name="P35"><text:span text:style-name="T7">Web server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5" draw:text-style-name="P36" svg:width="1.5394in" svg:height="1.0421in" svg:x="2.5969in" svg:y="5.748in"><text:p text:style-name="P35"><text:span text:style-name="T7">Established </text:span></text:p><text:p text:style-name="P35"><text:span text:style-name="T7">connection</text:span>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onnector draw:style-name="gr6" draw:text-style-name="P36" svg:x1="1.0579in" svg:y1="5.2516in" svg:x2="2.1496in" svg:y2="1.3055in" draw:start-shape="id1" draw:end-shape="id2" draw:end-glue-point="5" svg:d="M2687 13339v-10023h2773" svg:viewBox="0 0 2775 10024"><text:p/></draw:connector><draw:connector draw:style-name="gr7" draw:text-style-name="P37" svg:x1="4.8287in" svg:y1="1.3055in" svg:x2="5.7232in" svg:y2="5.2516in" draw:start-shape="id2" draw:start-glue-point="7" draw:end-shape="id3" draw:end-glue-point="0" svg:d="M12265 3316h2272v10023" svg:viewBox="0 0 2274 10024"><text:p/></draw:connector><draw:frame draw:style-name="gr8" draw:text-style-name="P38" svg:width="2.5815in" svg:height="1.413in" draw:transform="rotate (1.56172061468453) translate (0.338194444444444in 4.26527777777778in)"><draw:text-box><text:p text:style-name="P35"><text:span text:style-name="T7">Registration </text:span><text:span text:style-name="T7">server </text:span><text:span text:style-name="T7">parameters</text:span></text:p></draw:text-box></draw:frame><draw:frame draw:style-name="gr9" draw:text-style-name="P38" svg:width="2.7307in" svg:height="1.8343in" draw:transform="rotate (-1.57795217672807) translate (6.6941437007874in 1.57430555555556in)"><draw:text-box><text:p text:style-name="P35"><text:span text:style-name="T7">Request for </text:span><text:span text:style-name="T7">retrieving </text:span><text:span text:style-name="T7">server </text:span><text:span text:style-name="T7">parameters</text:span></text:p></draw:text-box></draw:frame></draw:g></text:p>
      <text:p text:style-name="P11"/>
      <text:p text:style-name="P1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><text:soft-page-break/>Next Procedure will be <text:span text:style-name="T5">initialized</text:span>:</text:p>
      <text:list xml:id="list4070822731995353527" text:style-name="L15">
        <text:list-item>
          <text:p text:style-name="P27">RPCS after bootup registers RPC configurations on WEB server</text:p>
        </text:list-item>
        <text:list-item>
          <text:p text:style-name="P27">RPCC requests information on WEB server</text:p>
        </text:list-item>
        <text:list-item>
          <text:p text:style-name="P27">After WEB server provides autentification of client according to access grants in DB it gives network configurations of RPCS to RPCC</text:p>
        </text:list-item>
        <text:list-item>
          <text:p text:style-name="P27">After RPCC gets RPC configs of RPCS it establishes connection with RPCS and starts sending RPC calls.</text:p>
        </text:list-item>
      </text:list>
      <text:p text:style-name="P23"/>
      <text:p text:style-name="P30">As RPC connection we can use next services:</text:p>
      <text:p text:style-name="P2"><text:span text:style-name="T6"><text:tab/></text:span><text:a xlink:type="simple" xlink:href="https://ru.wikipedia.org/wiki/DCE/RPC" text:style-name="Internet_20_link" text:visited-style-name="Visited_20_Internet_20_Link">DCE/RPC</text:a><text:span text:style-name="T6"> — Distributed Computing Environment / Remote Procedure Calls (бинарный протокол на базе различных транспортных протоколов, в том числе TCP/IP и Named Pipes из протокола SMB/CIFS) </text:span></text:p>
      <text:list xml:id="list6134502862521273673" text:style-name="L7">
        <text:list-item>
          <text:p text:style-name="P4"><text:a xlink:type="simple" xlink:href="https://ru.wikipedia.org/wiki/DCOM" text:style-name="Internet_20_link" text:visited-style-name="Visited_20_Internet_20_Link">DCOM</text:a><text:span text:style-name="T6"> — Distributed Component Object Model известный как </text:span><text:a xlink:type="simple" xlink:href="https://ru.wikipedia.org/w/index.php?title=MSRPC&amp;action=edit&amp;redlink=1" text:style-name="Internet_20_link" text:visited-style-name="Visited_20_Internet_20_Link">MSRPC</text:a><text:span text:style-name="T6"> Microsoft Remote Procedure Call или «Network OLE» (объектно-ориентированное расширение DCE RPC, позволяющее передавать ссылки на объекты и вызывать методы объектов через таковые ссылки) </text:span></text:p>
        </text:list-item>
      </text:list>
      <text:list xml:id="list3321725734773312085" text:style-name="L8">
        <text:list-item>
          <text:p text:style-name="P5"><text:a xlink:type="simple" xlink:href="https://ru.wikipedia.org/wiki/Internet_Communications_Engine" text:style-name="Internet_20_link" text:visited-style-name="Visited_20_Internet_20_Link">ZeroC ICE</text:a><text:span text:style-name="T6"> </text:span></text:p>
        </text:list-item>
      </text:list>
      <text:list xml:id="list2396856764767516545" text:style-name="L9">
        <text:list-item>
          <text:p text:style-name="P6"><text:a xlink:type="simple" xlink:href="https://ru.wikipedia.org/wiki/JSON-RPC" text:style-name="Internet_20_link" text:visited-style-name="Visited_20_Internet_20_Link">JSON-RPC</text:a><text:span text:style-name="T6">— JavaScript Object Notation Remote Procedure Calls (текстовый протокол на базе HTTP) см. спецификацию: </text:span><text:a xlink:type="simple" xlink:href="http://www.ietf.org/rfc/rfc4627.txt" text:style-name="Internet_20_link" text:visited-style-name="Visited_20_Internet_20_Link">RFC-4627</text:a><text:span text:style-name="T6"> </text:span></text:p>
        </text:list-item>
      </text:list>
      <text:list xml:id="list2768636247238148154" text:style-name="L10">
        <text:list-item>
          <text:p text:style-name="P7"><text:a xlink:type="simple" xlink:href="https://ru.wikipedia.org/wiki/.NET_Remoting" text:style-name="Internet_20_link" text:visited-style-name="Visited_20_Internet_20_Link">.NET Remoting</text:a><text:span text:style-name="T6"> (бинарный протокол на базе TCP, UDP, HTTP) </text:span></text:p>
        </text:list-item>
      </text:list>
      <text:list xml:id="list1574459740719317415" text:style-name="L11">
        <text:list-item>
          <text:p text:style-name="P8"><text:a xlink:type="simple" xlink:href="https://ru.wikipedia.org/wiki/RMI" text:style-name="Internet_20_link" text:visited-style-name="Visited_20_Internet_20_Link">Java RMI</text:a><text:span text:style-name="T6"> — Java Remote Method Invocation — см. спецификацию: </text:span><text:a xlink:type="simple" xlink:href="http://java.sun.com/j2se/1.5.0/docs/guide/rmi/index.html" text:style-name="Internet_20_link" text:visited-style-name="Visited_20_Internet_20_Link">http://java.sun.com/j2se/1.5.0/docs/guide/rmi/index.html</text:a><text:span text:style-name="T6"> </text:span></text:p>
        </text:list-item>
      </text:list>
      <text:list xml:id="list1798758577383178687" text:style-name="L12">
        <text:list-item>
          <text:p text:style-name="P9"><text:a xlink:type="simple" xlink:href="https://ru.wikipedia.org/wiki/SOAP" text:style-name="Internet_20_link" text:visited-style-name="Visited_20_Internet_20_Link">SOAP</text:a><text:span text:style-name="T6"> — Simple Object Access Protocol (текстовый протокол на базе HTTP) см. спецификацию: </text:span><text:a xlink:type="simple" xlink:href="http://www.ietf.org/rfc/rfc4227.txt" text:style-name="Internet_20_link" text:visited-style-name="Visited_20_Internet_20_Link">RFC-4227</text:a><text:span text:style-name="T6"> </text:span></text:p>
        </text:list-item>
      </text:list>
      <text:list xml:id="list2264520621453252512" text:style-name="L13">
        <text:list-item>
          <text:p text:style-name="P10"><text:a xlink:type="simple" xlink:href="https://ru.wikipedia.org/wiki/Sun_RPC" text:style-name="Internet_20_link" text:visited-style-name="Visited_20_Internet_20_Link">Sun RPC</text:a><text:span text:style-name="T6"> (бинарный протокол на базе TCP и UDP и </text:span><text:a xlink:type="simple" xlink:href="https://ru.wikipedia.org/wiki/External_Data_Representation" text:style-name="Internet_20_link" text:visited-style-name="Visited_20_Internet_20_Link">XDR</text:a><text:span text:style-name="T6">) </text:span><text:a xlink:type="simple" xlink:href="http://www.ietf.org/rfc/rfc1831.txt" text:style-name="Internet_20_link" text:visited-style-name="Visited_20_Internet_20_Link">RFC-1831</text:a><text:span text:style-name="T6"> второе название </text:span><text:a xlink:type="simple" xlink:href="https://ru.wikipedia.org/wiki/ONC_RPC" text:style-name="Internet_20_link" text:visited-style-name="Visited_20_Internet_20_Link">ONC RPC</text:a><text:span text:style-name="T6"> </text:span><text:a xlink:type="simple" xlink:href="http://www.ietf.org/rfc/rfc1833.txt" text:style-name="Internet_20_link" text:visited-style-name="Visited_20_Internet_20_Link">RFC-1833</text:a><text:span text:style-name="T6"> </text:span></text:p>
        </text:list-item>
      </text:list>
      <text:list xml:id="list4742600259323299797" text:style-name="L14">
        <text:list-item>
          <text:p text:style-name="P1"><text:a xlink:type="simple" xlink:href="https://ru.wikipedia.org/wiki/XML_RPC" text:style-name="Internet_20_link" text:visited-style-name="Visited_20_Internet_20_Link">XML RPC</text:a><text:span text:style-name="T6"> (текстовый протокол на базе HTTP) см. спецификацию: </text:span><text:a xlink:type="simple" xlink:href="http://www.ietf.org/rfc/rfc3529.txt" text:style-name="Internet_20_link" text:visited-style-name="Visited_20_Internet_20_Link">RFC-3529</text:a></text:p>
          <text:p text:style-name="P3"><text:span text:style-name="T3">Most probable SunRPC</text:span></text:p>
        </text:list-item>
      </text:list>
      <text:p text:style-name="P14"/>
      <text:p text:style-name="P32">RPC server <text:span text:style-name="T4">(RPCS)</text:span></text:p>
      <text:p text:style-name="P11">RPC server will contain next instances:</text:p>
      <text:list xml:id="list305595555224217734" text:style-name="L2">
        <text:list-item>
          <text:p text:style-name="P16">RPC manager (RPCM)</text:p>
        </text:list-item>
        <text:list-item>
          <text:p text:style-name="P12">Messag<text:span text:style-name="T1">e</text:span> bus <text:span text:style-name="T1">(MB)</text:span></text:p>
        </text:list-item>
        <text:list-item>
          <text:p text:style-name="P12"><text:span text:style-name="T1">Functionality Daemons (FD) + Device drivers (DD) (if needed)</text:span></text:p>
        </text:list-item>
      </text:list>
      <text:p text:style-name="P11"/>
      <text:p text:style-name="P17">RPC manager – receives RPC calls from clients and forvards requests to FD over MB. </text:p>
      <text:p text:style-name="P17"><text:tab/><text:tab/> <text:s text:c="2"/>If no FD is registered to RPC call – send RPC failure to client.</text:p>
      <text:p text:style-name="P13">Messag<text:span text:style-name="T1">e</text:span> bus:</text:p>
      <text:list xml:id="list576551771094355952" text:style-name="L4">
        <text:list-item>
          <text:p text:style-name="P21">Forvards message between FD-FD-RPCM</text:p>
        </text:list-item>
      </text:list>
      <text:p text:style-name="P17">Functional daemon: </text:p>
      <text:list xml:id="list1485583137951853145" text:style-name="L3">
        <text:list-item>
          <text:p text:style-name="P19"><text:span text:style-name="T1">registers hoocks for RPC calls in RPCM (over MB)</text:span></text:p>
        </text:list-item>
        <text:list-item>
          <text:p text:style-name="P18">provides <text:span text:style-name="T2">RPC hadlers according to every hook</text:span></text:p>
        </text:list-item>
      </text:list>
      <text:p text:style-name="P20">Device drivers:</text:p>
      <text:list xml:id="list7693597323484874485" text:style-name="L5">
        <text:list-item>
          <text:p text:style-name="P22">Provides low level connection from FD to actual devices</text:p>
        </text:list-item>
      </text:list>
      <text:p text:style-name="P20"/>
      <text:p text:style-name="P29"><text:span text:style-name="T5">For message bus will be used dbus technology. Next popular implementations can be used</text:span>:</text:p>
      <text:list xml:id="list5556148865529698566" text:style-name="L18">
        <text:list-item>
          <text:h text:style-name="P33" text:outline-level="3"><text:bookmark text:name="libdbus"/>libdbus</text:h>
        </text:list-item>
        <text:list-item>
          <text:h text:style-name="P34" text:outline-level="3"><text:bookmark text:name="GDBus"/>GDBus</text:h>
        </text:list-item>
        <text:list-item>
          <text:h text:style-name="P34" text:outline-level="3"><text:bookmark text:name="QtDBus"/>QtDBus</text:h>
        </text:list-item>
        <text:list-item>
          <text:h text:style-name="P34" text:outline-level="3"><text:bookmark text:name="sd-bus"/>sd-bus</text:h>
        </text:list-item>
        <text:list-item>
          <text:h text:style-name="P34" text:outline-level="3"><text:bookmark text:name="libnih-dbus"/>libnih-dbus</text:h>
        </text:list-item>
        <text:list-item>
          <text:h text:style-name="P34" text:outline-level="3"><text:bookmark text:name="kdbus"/><text:bookmark text:name="KDBUS"/>kdbus</text:h>
        </text:list-item>
      </text:list>
      <text:p text:style-name="P20">RPC server architecture diagram</text:p>
      <text:p text:style-name="P20"><draw:g text:anchor-type="paragraph" draw:z-index="1" draw:name="Shape3" draw:style-name="gr1"><draw:custom-shape draw:style-name="gr10" draw:text-style-name="P36" xml:id="id4" draw:id="id4" svg:width="1.2949in" svg:height="0.5335in" svg:x="0.1398in" svg:y="3.9535in"><text:p text:style-name="P35"><text:span text:style-name="T7">D1</text:span></text:p><draw:enhanced-geometry svg:viewBox="0 0 21600 21600" draw:type="rectangle" draw:enhanced-path="M 0 0 L 21600 0 21600 21600 0 21600 0 0 Z N"/></draw:custom-shape><draw:custom-shape draw:style-name="gr11" draw:text-style-name="P36" xml:id="id6" draw:id="id6" svg:width="1.2953in" svg:height="0.5335in" svg:x="1.6091in" svg:y="3.9535in"><text:p text:style-name="P35"><text:span text:style-name="T7">D2</text:span></text:p><draw:enhanced-geometry svg:viewBox="0 0 21600 21600" draw:type="rectangle" draw:enhanced-path="M 0 0 L 21600 0 21600 21600 0 21600 0 0 Z N"/></draw:custom-shape><draw:custom-shape draw:style-name="gr12" draw:text-style-name="P36" xml:id="id7" draw:id="id7" svg:width="1.2953in" svg:height="0.5335in" svg:x="3.1382in" svg:y="3.9535in"><text:p text:style-name="P35"><text:span text:style-name="T7">D3</text:span></text:p><draw:enhanced-geometry svg:viewBox="0 0 21600 21600" draw:type="rectangle" draw:enhanced-path="M 0 0 L 21600 0 21600 21600 0 21600 0 0 Z N"/></draw:custom-shape><draw:custom-shape draw:style-name="gr13" draw:text-style-name="P36" xml:id="id8" draw:id="id8" svg:width="1.2949in" svg:height="0.5335in" svg:x="4.6382in" svg:y="3.9535in"><text:p text:style-name="P35"><text:span text:style-name="T7">D4</text:span></text:p><draw:enhanced-geometry svg:viewBox="0 0 21600 21600" draw:type="rectangle" draw:enhanced-path="M 0 0 L 21600 0 21600 21600 0 21600 0 0 Z N"/></draw:custom-shape><draw:custom-shape draw:style-name="gr14" draw:text-style-name="P39" xml:id="id5" draw:id="id5" svg:width="5.0661in" svg:height="0.4189in" svg:x="0.5417in" svg:y="3.078in"><text:p text:style-name="P35"><text:span text:style-name="T7">Message BUS</text:span></text:p><draw:enhanced-geometry svg:viewBox="0 0 21600 21600" draw:type="rectangle" draw:enhanced-path="M 0 0 L 21600 0 21600 21600 0 21600 0 0 Z N"/></draw:custom-shape><draw:custom-shape draw:style-name="gr15" draw:text-style-name="P40" xml:id="id9" draw:id="id9" svg:width="2.2476in" svg:height="0.5713in" svg:x="1.9516in" svg:y="2.0874in"><text:p text:style-name="P35"><text:span text:style-name="T7">RPC </text:span><text:span text:style-name="T7">manager</text:span></text:p><draw:enhanced-geometry svg:viewBox="0 0 21600 21600" draw:type="rectangle" draw:enhanced-path="M 0 0 L 21600 0 21600 21600 0 21600 0 0 Z N"/></draw:custom-shape><draw:connector draw:style-name="gr16" draw:text-style-name="P37" svg:x1="0.787in" svg:y1="3.9535in" svg:x2="3.0748in" svg:y2="3.4965in" draw:start-shape="id4" draw:start-glue-point="0" draw:end-shape="id5" svg:d="M1999 10042v-580h5811v-581" svg:viewBox="0 0 5812 1162"><text:p/></draw:connector><draw:connector draw:style-name="gr17" draw:text-style-name="P37" svg:x1="2.2563in" svg:y1="3.9535in" svg:x2="3.0744in" svg:y2="3.4965in" draw:start-shape="id6" draw:end-shape="id5" draw:end-glue-point="2" svg:d="M5731 10042v-580h2078v-581" svg:viewBox="0 0 2080 1162"><text:p/></draw:connector><draw:connector draw:style-name="gr18" draw:text-style-name="P37" svg:x1="3.7854in" svg:y1="3.9535in" svg:x2="3.0744in" svg:y2="3.4965in" draw:start-shape="id7" draw:start-glue-point="0" draw:end-shape="id5" draw:end-glue-point="2" svg:d="M9615 10042v-580h-1806v-581" svg:viewBox="0 0 1808 1162"><text:p/></draw:connector><draw:connector draw:style-name="gr19" draw:text-style-name="P37" svg:x1="5.2854in" svg:y1="3.9535in" svg:x2="3.0744in" svg:y2="3.4965in" draw:start-shape="id8" draw:start-glue-point="0" draw:end-shape="id5" draw:end-glue-point="2" svg:d="M13425 10042v-580h-5616v-581" svg:viewBox="0 0 5618 1162"><text:p/></draw:connector><draw:connector draw:style-name="gr20" draw:text-style-name="P37" svg:x1="3.0752in" svg:y1="2.6583in" svg:x2="3.0744in" svg:y2="3.078in" draw:start-shape="id9" draw:start-glue-point="2" draw:end-shape="id5" draw:end-glue-point="0" svg:d="M7811 6752v533h-2v533" svg:viewBox="0 0 4 1067"><text:p/></draw:connector><draw:custom-shape draw:style-name="gr21" draw:text-style-name="P36" svg:width="1.9043in" svg:height="0.7996in" draw:transform="skewX (-0.000872664625997165) rotate (1.57149445849569) translate (2.71388888888889in 2.01111111111111in)"><text:p text:style-name="P35"><text:span text:style-name="T7">RPC connection</text:span></text:p><text:p text:style-name="P35"><text:span text:style-name="T7"/>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/text:p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/>
      <text:p text:style-name="P31"/>
      <text:p text:style-name="P15">RPC client <text:span text:style-name="T4">(RPCC)</text:span></text:p>
      <text:p text:style-name="P24">Provides RPC calls, which could be sent to server. Every DF should be compiled simultaneously with respective plugin, which will be loaded with client.</text:p>
      <text:p text:style-name="P24"/>
      <text:p text:style-name="P24">Next high level architecture of RPC client:</text:p>
      <text:p text:style-name="P24"/>
      <text:p text:style-name="P24"/>
      <text:p text:style-name="P24"><draw:g text:anchor-type="paragraph" draw:z-index="2" draw:name="Shape2" draw:style-name="gr22"><draw:custom-shape draw:style-name="gr23" draw:text-style-name="P41" svg:width="4.4732in" svg:height="1.674in" svg:x="1.2917in" svg:y="1.5508in"><text:p text:style-name="P35"><text:span text:style-name="T7">RPC client</text:span></text:p><text:p text:style-name="P35"><text:span text:style-name="T7"/></text:p><text:p text:style-name="P35"><text:span text:style-name="T7"/></text:p><text:p text:style-name="P35"><text:span text:style-name="T7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4" draw:text-style-name="P43" svg:width="1.0949in" svg:height="0.4504in" svg:x="1.8063in" svg:y="2.5165in"><text:p text:style-name="P42"><text:span text:style-name="T8">DF1 plugin</text:span></text:p><draw:enhanced-geometry svg:viewBox="0 0 21600 21600" draw:type="rectangle" draw:enhanced-path="M 0 0 L 21600 0 21600 21600 0 21600 0 0 Z N"/></draw:custom-shape><draw:custom-shape draw:style-name="gr25" draw:text-style-name="P43" svg:width="1.6094in" svg:height="0.676in" draw:transform="skewX (-0.0010471975511966) rotate (1.57149445849569) translate (3.19097222222222in 1.67986111111111in)"><text:p text:style-name="P42"><text:span text:style-name="T8">RPC connection</text:span></text:p><text:p text:style-name="P42"><text:span text:style-name="T8"/>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26" draw:text-style-name="P43" svg:width="1.0949in" svg:height="0.4504in" svg:x="3.0291in" svg:y="2.5165in"><text:p text:style-name="P42"><text:span text:style-name="T8">DF2 plugin</text:span></text:p><draw:enhanced-geometry svg:viewBox="0 0 21600 21600" draw:type="rectangle" draw:enhanced-path="M 0 0 L 21600 0 21600 21600 0 21600 0 0 Z N"/></draw:custom-shape><draw:custom-shape draw:style-name="gr27" draw:text-style-name="P43" svg:width="1.0941in" svg:height="0.4504in" svg:x="4.2201in" svg:y="2.5165in"><text:p text:style-name="P42"><text:span text:style-name="T8">DF3 plugin</text:span></text:p><draw:enhanced-geometry svg:viewBox="0 0 21600 21600" draw:type="rectangle" draw:enhanced-path="M 0 0 L 21600 0 21600 21600 0 21600 0 0 Z N"/></draw:custom-shape></draw:g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1"/>
      <text:p text:style-name="P11"/>
      <text:p text:style-name="P11"/>
      <text:p text:style-name="P11"/>
      <text:p text:style-name="P11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23:42:52.686067970</meta:creation-date>
    <dc:date>2017-09-14T00:53:44.150520204</dc:date>
    <meta:editing-duration>PT17M25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4" meta:paragraph-count="46" meta:word-count="468" meta:character-count="2985" meta:non-whitespace-character-count="2563"/>
  </office:meta>
</office:document-meta>
</file>